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Gabriola" fo:font-style="italic" officeooo:rsid="0011d394" officeooo:paragraph-rsid="0011d394" style:font-style-asian="italic" style:font-style-complex="italic"/>
    </style:style>
    <style:style style:name="P2" style:family="paragraph" style:parent-style-name="Header">
      <style:paragraph-properties fo:text-align="center" style:justify-single-word="false"/>
      <style:text-properties style:font-name="Gabriola" fo:font-size="15pt" fo:font-style="italic" officeooo:rsid="0011d394" officeooo:paragraph-rsid="0011d394" style:font-size-asian="15pt" style:font-style-asian="italic" style:font-size-complex="15pt" style:font-style-complex="italic"/>
    </style:style>
    <style:style style:name="P3" style:family="paragraph" style:parent-style-name="Standard">
      <style:paragraph-properties fo:line-height="100%" fo:text-align="start" style:justify-single-word="false"/>
      <style:text-properties style:font-name="Gabriola" fo:font-size="15pt" fo:font-style="normal" fo:font-weight="bold" officeooo:rsid="0011d394" officeooo:paragraph-rsid="0011d394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style:font-name="Gabriola" fo:font-size="15pt" fo:font-style="normal" fo:font-weight="bold" officeooo:rsid="000ecbf9" officeooo:paragraph-rsid="0011d394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line-height="100%"/>
      <style:text-properties style:font-name="Gabriola" fo:font-size="15pt" fo:font-style="normal" fo:font-weight="bold" officeooo:rsid="0014cd25" officeooo:paragraph-rsid="000ecbf9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paragraph-properties fo:line-height="100%"/>
      <style:text-properties style:font-name="Gabriola" fo:font-size="15pt" fo:font-style="normal" fo:font-weight="bold" officeooo:rsid="0014cd25" officeooo:paragraph-rsid="00128e0e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line-height="100%"/>
      <style:text-properties style:font-name="Gabriola" fo:font-size="15pt" fo:font-style="normal" fo:font-weight="bold" officeooo:rsid="0021562b" officeooo:paragraph-rsid="000ecbf9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line-height="100%"/>
      <style:text-properties style:font-name="Gabriola" fo:font-size="15pt" fo:font-style="normal" fo:font-weight="bold" officeooo:rsid="001cb8fe" officeooo:paragraph-rsid="000ecbf9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line-height="100%"/>
      <style:text-properties style:font-name="Gabriola" fo:font-size="15pt" fo:font-style="normal" fo:font-weight="bold" officeooo:rsid="001cb8fe" officeooo:paragraph-rsid="0011d394" style:font-size-asian="15pt" style:font-style-asian="normal" style:font-weight-asian="bold" style:font-size-complex="15pt" style:font-style-complex="normal" style:font-weight-complex="bold"/>
    </style:style>
    <style:style style:name="P10" style:family="paragraph" style:parent-style-name="Standard">
      <style:paragraph-properties fo:line-height="100%"/>
      <style:text-properties style:font-name="Gabriola" fo:font-size="15pt" fo:font-style="normal" fo:font-weight="bold" officeooo:rsid="001b6bc6" officeooo:paragraph-rsid="0016177c" style:font-size-asian="15pt" style:font-style-asian="normal" style:font-weight-asian="bold" style:font-size-complex="15pt" style:font-style-complex="normal" style:font-weight-complex="bold"/>
    </style:style>
    <style:style style:name="P11" style:family="paragraph" style:parent-style-name="Standard">
      <style:paragraph-properties fo:line-height="100%"/>
      <style:text-properties style:font-name="Gabriola" fo:font-size="15pt" fo:font-style="normal" fo:font-weight="bold" officeooo:rsid="0013c3c4" officeooo:paragraph-rsid="0016177c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line-height="100%"/>
      <style:text-properties style:font-name="Gabriola" fo:font-size="15pt" fo:font-style="normal" fo:font-weight="bold" officeooo:rsid="001ac096" officeooo:paragraph-rsid="001ac096" style:font-size-asian="15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paragraph-properties fo:line-height="100%"/>
      <style:text-properties style:font-name="Gabriola" fo:font-size="15pt" fo:font-style="normal" officeooo:rsid="0014cd25" officeooo:paragraph-rsid="000ecbf9" style:font-size-asian="15pt" style:font-style-asian="normal" style:font-size-complex="15pt" style:font-style-complex="normal"/>
    </style:style>
    <style:style style:name="P14" style:family="paragraph" style:parent-style-name="Standard">
      <style:paragraph-properties fo:line-height="100%"/>
      <style:text-properties style:font-name="Gabriola" fo:font-size="15pt" fo:font-style="normal" style:text-underline-style="none" fo:font-weight="bold" officeooo:rsid="0014cd25" officeooo:paragraph-rsid="00128e0e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line-height="100%"/>
      <style:text-properties style:font-name="Gabriola" fo:font-size="12pt" fo:font-style="normal" fo:font-weight="bold" officeooo:rsid="001cb8fe" officeooo:paragraph-rsid="000ecbf9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line-height="100%"/>
      <style:text-properties style:font-name="Gabriola" fo:font-size="12pt" fo:font-style="normal" fo:font-weight="bold" officeooo:rsid="001e9cf2" officeooo:paragraph-rsid="000ecbf9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line-height="100%"/>
      <style:text-properties style:font-name="Gabriola" fo:font-size="12pt" fo:font-style="normal" fo:font-weight="bold" officeooo:rsid="00128e0e" officeooo:paragraph-rsid="00128e0e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line-height="100%"/>
      <style:text-properties style:font-name="Gabriola" fo:font-size="12pt" fo:font-style="normal" fo:font-weight="bold" officeooo:rsid="0011d394" officeooo:paragraph-rsid="00128e0e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line-height="100%"/>
      <style:text-properties style:font-name="Gabriola" fo:font-size="12pt" fo:font-style="normal" officeooo:rsid="001cb8fe" officeooo:paragraph-rsid="000ecbf9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line-height="100%"/>
      <style:text-properties style:font-name="Gabriola" fo:font-size="12pt" fo:font-style="normal" officeooo:rsid="001b6bc6" officeooo:paragraph-rsid="00128e0e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line-height="100%"/>
      <style:text-properties style:font-name="Gabriola" fo:font-size="12pt" fo:font-style="normal" officeooo:rsid="000ecbf9" officeooo:paragraph-rsid="000ecbf9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line-height="100%"/>
      <style:text-properties style:font-name="Gabriola" fo:font-size="12pt" fo:font-style="normal" officeooo:rsid="0011d394" officeooo:paragraph-rsid="00128e0e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line-height="100%"/>
      <style:text-properties style:font-name="Gabriola" fo:font-size="12pt" fo:font-style="normal" fo:font-weight="normal" officeooo:rsid="0010eb6e" officeooo:paragraph-rsid="0016177c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line-height="100%"/>
      <style:text-properties style:font-name="Gabriola" fo:font-size="12pt" fo:font-style="normal" fo:font-weight="normal" officeooo:rsid="0016177c" officeooo:paragraph-rsid="0016177c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line-height="100%"/>
      <style:text-properties style:font-name="Gabriola" fo:font-size="12pt" fo:font-style="normal" fo:font-weight="normal" officeooo:rsid="001c73f1" officeooo:paragraph-rsid="001c73f1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line-height="100%"/>
      <style:text-properties style:font-name="Gabriola" fo:font-size="12pt" fo:font-style="normal" fo:font-weight="normal" officeooo:rsid="0016177c" officeooo:paragraph-rsid="0016177c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line-height="100%"/>
      <style:text-properties style:font-name="Gabriola" fo:font-size="22pt" fo:font-style="normal" officeooo:rsid="0011d394" officeooo:paragraph-rsid="0011d394" style:font-size-asian="22pt" style:font-style-asian="normal" style:font-size-complex="22pt" style:font-style-complex="normal"/>
    </style:style>
    <style:style style:name="P28" style:family="paragraph" style:parent-style-name="Standard">
      <style:paragraph-properties fo:line-height="100%"/>
      <style:text-properties style:font-name="Gabriola" fo:font-size="22pt" fo:font-style="normal" fo:font-weight="bold" officeooo:rsid="0011d394" officeooo:paragraph-rsid="00128e0e" style:font-size-asian="22pt" style:font-style-asian="normal" style:font-weight-asian="bold" style:font-size-complex="22pt" style:font-style-complex="normal" style:font-weight-complex="bold"/>
    </style:style>
    <style:style style:name="P29" style:family="paragraph" style:parent-style-name="Standard">
      <style:paragraph-properties fo:line-height="100%"/>
      <style:text-properties style:font-name="Gabriola" fo:font-size="16pt" fo:font-style="normal" officeooo:rsid="0014cd25" officeooo:paragraph-rsid="00128e0e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line-height="100%"/>
      <style:text-properties style:font-name="Gabriola" fo:font-size="16pt" fo:font-style="normal" officeooo:rsid="0016177c" officeooo:paragraph-rsid="0016177c" style:font-size-asian="16pt" style:font-style-asian="normal" style:font-size-complex="16pt" style:font-style-complex="normal"/>
    </style:style>
    <style:style style:name="P31" style:family="paragraph" style:parent-style-name="Standard">
      <style:paragraph-properties fo:line-height="100%"/>
      <style:text-properties style:text-line-through-style="solid" style:text-line-through-type="single" style:font-name="Gabriola" fo:font-size="12pt" fo:font-style="normal" style:text-underline-style="none" officeooo:rsid="0011d394" officeooo:paragraph-rsid="000ecbf9" style:font-size-asian="12pt" style:font-style-asian="normal" style:font-size-complex="12pt" style:font-style-complex="normal"/>
    </style:style>
    <style:style style:name="P32" style:family="paragraph" style:parent-style-name="Standard">
      <style:paragraph-properties fo:line-height="100%"/>
      <style:text-properties style:text-line-through-style="none" style:text-line-through-type="none" style:font-name="Gabriola" fo:font-size="15pt" fo:font-style="normal" style:text-underline-style="none" fo:font-weight="bold" officeooo:rsid="0014cd25" officeooo:paragraph-rsid="0016177c" style:font-size-asian="15pt" style:font-style-asian="normal" style:font-weight-asian="bold" style:font-size-complex="15pt" style:font-style-complex="normal" style:font-weight-complex="bold"/>
    </style:style>
    <style:style style:name="P33" style:family="paragraph" style:parent-style-name="Standard">
      <style:paragraph-properties fo:line-height="100%"/>
      <style:text-properties style:text-line-through-style="none" style:text-line-through-type="none" style:font-name="Gabriola" fo:font-size="15pt" fo:font-style="normal" style:text-underline-style="none" fo:font-weight="bold" officeooo:rsid="0016177c" officeooo:paragraph-rsid="0016177c" style:font-size-asian="15pt" style:font-style-asian="normal" style:font-weight-asian="bold" style:font-size-complex="15pt" style:font-style-complex="normal" style:font-weight-complex="bold"/>
    </style:style>
    <style:style style:name="P34" style:family="paragraph" style:parent-style-name="Standard">
      <style:paragraph-properties fo:line-height="100%"/>
      <style:text-properties style:text-line-through-style="none" style:text-line-through-type="none" style:font-name="Gabriola" fo:font-size="15pt" fo:font-style="normal" style:text-underline-style="none" fo:font-weight="bold" officeooo:rsid="0013c3c4" officeooo:paragraph-rsid="0016177c" style:font-size-asian="15pt" style:font-style-asian="normal" style:font-weight-asian="bold" style:font-size-complex="15pt" style:font-style-complex="normal" style:font-weight-complex="bold"/>
    </style:style>
    <style:style style:name="P35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0ecbf9"/>
    </style:style>
    <style:style style:name="T2" style:family="text">
      <style:text-properties officeooo:rsid="00128e0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d394" style:font-weight-asian="bold" style:font-weight-complex="bold"/>
    </style:style>
    <style:style style:name="T5" style:family="text">
      <style:text-properties fo:font-weight="bold" officeooo:rsid="0014cd25" style:font-weight-asian="bold" style:font-weight-complex="bold"/>
    </style:style>
    <style:style style:name="T6" style:family="text">
      <style:text-properties fo:font-weight="bold" officeooo:rsid="00128e0e" style:font-weight-asian="bold" style:font-weight-complex="bold"/>
    </style:style>
    <style:style style:name="T7" style:family="text">
      <style:text-properties fo:font-weight="bold" officeooo:rsid="00197bf1" style:font-weight-asian="bold" style:font-weight-complex="bold"/>
    </style:style>
    <style:style style:name="T8" style:family="text">
      <style:text-properties officeooo:rsid="0010eb6e"/>
    </style:style>
    <style:style style:name="T9" style:family="text">
      <style:text-properties officeooo:rsid="0011d394"/>
    </style:style>
    <style:style style:name="T10" style:family="text">
      <style:text-properties style:text-line-through-style="solid" style:text-line-through-type="single" style:text-underline-style="none" fo:font-weight="bold" officeooo:rsid="00197bf1" style:font-weight-asian="bold" style:font-weight-complex="bold"/>
    </style:style>
    <style:style style:name="T11" style:family="text">
      <style:text-properties fo:font-weight="normal" officeooo:rsid="0010eb6e" style:font-weight-asian="normal" style:font-weight-complex="normal"/>
    </style:style>
    <style:style style:name="T12" style:family="text">
      <style:text-properties fo:font-weight="normal" officeooo:rsid="001c73f1" style:font-weight-asian="normal" style:font-weight-complex="normal"/>
    </style:style>
    <style:style style:name="T13" style:family="text">
      <style:text-properties officeooo:rsid="0014cd25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2pt" fo:font-weight="bold" officeooo:rsid="0014cd25" style:font-size-asian="22pt" style:font-weight-asian="bold" style:font-size-complex="22pt" style:font-weight-complex="bold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style:text-line-through-style="none" style:text-line-through-type="none" style:text-underline-style="none"/>
    </style:style>
    <style:style style:name="T18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19" style:family="text">
      <style:text-properties style:font-size-asian="12pt"/>
    </style:style>
    <style:style style:name="T20" style:family="text">
      <style:text-properties officeooo:rsid="001b6bc6" style:font-size-asian="12pt"/>
    </style:style>
    <style:style style:name="T21" style:family="text">
      <style:text-properties officeooo:rsid="0018f8bd"/>
    </style:style>
    <style:style style:name="T22" style:family="text">
      <style:text-properties officeooo:rsid="001cc382"/>
    </style:style>
    <style:style style:name="gr1" style:family="graphic">
      <style:graphic-properties svg:stroke-color="#000000" draw:fill="solid" draw:fill-color="#ffffff" draw:textarea-horizontal-align="center" draw:textarea-vertical-align="middle" style:run-through="foreground" style:wrap="parallel" style:number-wrapped-paragraphs="no-limit" style:wrap-contour="true" style:wrap-contour-mode="full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" draw:z-index="0" draw:style-name="gr1" draw:text-style-name="P35" svg:width="4.922cm" svg:height="4.763cm" svg:x="14.014cm" svg:y="3.727cm">
        <text:p/>
      </draw:rect>
      <text:p text:style-name="P21"><text:span text:style-name="T16">Région d'origine : </text:span><text:span text:style-name="T11">Hauteplume</text:span></text:p>
      <text:p text:style-name="P7">Traits de caractère</text:p>
      <text:p text:style-name="P7"/>
      <text:p text:style-name="P9">Valeurs et convictions</text:p>
      <text:p text:style-name="P13"/>
      <text:p text:style-name="P8">Histoire passée</text:p>
      <text:p text:style-name="P15"/>
      <text:p text:style-name="P15"><text:tab/><text:span text:style-name="T9">Ma famille :</text:span></text:p>
      <text:p text:style-name="P25"/>
      <text:p text:style-name="P19"><text:tab/><text:span text:style-name="T4">A l'Académie, en tant qu'élève, j'étais plutôt</text:span><text:span text:style-name="T3"> :</text:span></text:p>
      <text:p text:style-name="P16"/>
      <text:p text:style-name="P14">Apparence </text:p>
      <text:p text:style-name="P31"/>
      <text:p text:style-name="P10"><text:span text:style-name="T1">Don </text:span>: __________________________________</text:p>
      <text:p text:style-name="P32"><text:span text:style-name="T1">Classe</text:span> : </text:p>
      <text:p text:style-name="P33">*Niveau : <text:span text:style-name="T12">compétent (3)</text:span></text:p>
      <text:p text:style-name="P23"/>
      <text:p text:style-name="P11"><text:span text:style-name="T8">*P</text:span>oints de vie : __ __ <text:s/>/ _____</text:p>
      <text:p text:style-name="P34">*Energie : ____ <text:s/>/ _____ <text:s/></text:p>
      <text:p text:style-name="P12"><text:span text:style-name="T17">Portée : _______ </text:span><text:span text:style-name="T18">mètres</text:span></text:p>
      <text:p text:style-name="P30"><text:span text:style-name="T3">*Mon </text:span><text:span text:style-name="T7">D</text:span><text:span text:style-name="T3">essin (MICA) </text:span></text:p>
      <text:p text:style-name="P26">Mouvement <text:s/>: <text:span text:style-name="T20"><text:s text:c="108"/></text:span><text:span text:style-name="T19">Intensité : <text:s text:c="18"/></text:span></text:p>
      <text:p text:style-name="P24">Complexité : <text:s text:c="110"/>Amplitude : <text:s text:c="14"/></text:p>
      <text:p text:style-name="P29"><text:soft-page-break/><text:span text:style-name="T3">Caractéristique</text:span><text:span text:style-name="T10">s</text:span></text:p>
      <text:p text:style-name="P20">Force : <text:s text:c="120"/>Perception<text:span text:style-name="T13"> :</text:span></text:p>
      <text:p text:style-name="P20">Agilité : <text:s text:c="118"/><text:span text:style-name="T13">Social :</text:span></text:p>
      <text:p text:style-name="P20">Constitution : <text:s text:c="107"/><text:span text:style-name="T21">Intelligence : </text:span></text:p>
      <text:p text:style-name="P6"/>
      <text:p text:style-name="P5">Compétences</text:p>
      <text:p text:style-name="P17">Extraordinaires (préciser le score) :</text:p>
      <text:p text:style-name="P28"><text:span text:style-name="T13">- <text:s text:c="71"/>-</text:span> <text:s text:c="2"/></text:p>
      <text:p text:style-name="P28"><text:span text:style-name="T13">- <text:s text:c="71"/>-</text:span> <text:s text:c="2"/></text:p>
      <text:p text:style-name="P17">Majeures (+20%):</text:p>
      <text:p text:style-name="P27"><text:span text:style-name="T5">- <text:s text:c="71"/>-</text:span><text:span text:style-name="T3"> <text:s text:c="3"/></text:span></text:p>
      <text:p text:style-name="P27"><text:span text:style-name="T5">- <text:s text:c="71"/>-</text:span> <text:s text:c="2"/></text:p>
      <text:p text:style-name="P18">Mineures (+10%) : </text:p>
      <text:p text:style-name="P22"><text:span text:style-name="T15">- <text:s text:c="71"/>-</text:span><text:span text:style-name="T14"> <text:s text:c="2"/></text:span></text:p>
      <text:p text:style-name="P22"><text:span text:style-name="T15">- <text:s text:c="71"/>-</text:span><text:span text:style-name="T14"> <text:s text:c="2"/></text:span><text:s text:c="40"/></text:p>
      <text:p text:style-name="P13"><text:span text:style-name="T3">*Inventaire </text:span><text:span text:style-name="T6">(préciser les quantités)</text:span></text:p>
      <text:p text:style-name="P22"><text:span text:style-name="T15">- <text:s text:c="71"/>-</text:span><text:span text:style-name="T14"> <text:s text:c="2"/></text:span><text:s text:c="6"/></text:p>
      <text:p text:style-name="P22"><text:span text:style-name="T15">- <text:s text:c="71"/>-</text:span><text:span text:style-name="T14"> <text:s text:c="2"/></text:span><text:s text:c="6"/></text:p>
      <text:p text:style-name="P22"><text:span text:style-name="T15">- <text:s text:c="71"/>-</text:span><text:span text:style-name="T14"> <text:s text:c="2"/></text:span><text:s text:c="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abriola" fo:font-style="italic" officeooo:rsid="0011d394" officeooo:paragraph-rsid="0011d394" style:font-style-asian="italic" style:font-style-complex="italic"/>
    </style:style>
    <style:style style:name="MP2" style:family="paragraph" style:parent-style-name="Header">
      <style:paragraph-properties fo:text-align="center" style:justify-single-word="false"/>
      <style:text-properties style:font-name="Gabriola" fo:font-size="15pt" fo:font-style="italic" officeooo:rsid="0011d394" officeooo:paragraph-rsid="0011d394" style:font-size-asian="15pt" style:font-style-asian="italic" style:font-size-complex="15pt" style:font-style-complex="italic"/>
    </style:style>
    <style:style style:name="MP3" style:family="paragraph" style:parent-style-name="Standard">
      <style:paragraph-properties fo:line-height="100%" fo:text-align="start" style:justify-single-word="false"/>
      <style:text-properties style:font-name="Gabriola" fo:font-size="15pt" fo:font-style="normal" fo:font-weight="bold" officeooo:rsid="0011d394" officeooo:paragraph-rsid="0011d394" style:font-size-asian="15pt" style:font-style-asian="normal" style:font-weight-asian="bold" style:font-size-complex="15pt" style:font-style-complex="normal" style:font-weight-complex="bold"/>
    </style:style>
    <style:style style:name="MP4" style:family="paragraph" style:parent-style-name="Standard">
      <style:paragraph-properties fo:line-height="100%" fo:text-align="start" style:justify-single-word="false"/>
      <style:text-properties style:font-name="Gabriola" fo:font-size="15pt" fo:font-style="normal" fo:font-weight="bold" officeooo:rsid="000ecbf9" officeooo:paragraph-rsid="0011d394" style:font-size-asian="15pt" style:font-style-asian="normal" style:font-weight-asian="bold" style:font-size-complex="15pt" style:font-style-complex="normal" style:font-weight-complex="bold"/>
    </style:style>
    <style:style style:name="MT1" style:family="text">
      <style:text-properties officeooo:rsid="001cc382"/>
    </style:style>
    <style:style style:name="MT2" style:family="text">
      <style:text-properties officeooo:rsid="000ecbf9"/>
    </style:style>
    <style:style style:name="MT3" style:family="text">
      <style:text-properties officeooo:rsid="00128e0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iche personnage</text:p>
        <text:p text:style-name="MP2">JDR La vallée de Hauteplume <text:span text:style-name="MT1">1/2</text:span></text:p>
        <text:p text:style-name="MP3">Joué par : <text:span text:style-name="MT2"><text:s/>________________________________</text:span></text:p>
        <text:p text:style-name="MP4">Nom <text:span text:style-name="MT3">du personnage</text:span> : _____________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59M35S</meta:editing-duration>
    <meta:editing-cycles>12</meta:editing-cycles>
    <meta:generator>LibreOffice/5.0.6.3$Windows_x86 LibreOffice_project/490fc03b25318460cfc54456516ea2519c11d1aa</meta:generator>
    <dc:date>2019-05-08T15:03:27.572000000</dc:date>
    <meta:document-statistic meta:table-count="0" meta:image-count="0" meta:object-count="0" meta:page-count="2" meta:paragraph-count="38" meta:word-count="124" meta:character-count="2058" meta:non-whitespace-character-count="637"/>
    <meta:user-defined meta:name="Info 1"/>
    <meta:user-defined meta:name="Info 2"/>
    <meta:user-defined meta:name="Info 3"/>
    <meta:user-defined meta:name="Info 4"/>
  </office:meta>
</office:document-meta>
</file>